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6cm" fo:min-width="1.316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5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7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svg:stroke-color="#680059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21409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680059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816cm" svg:height="0.41cm" draw:transform="rotate (2.36003421454673) translate (11.06cm 3.6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0.741066800396793) translate (5.051cm 3.3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0.866206907764786) translate (9.779cm 7.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-0.819781149661737) translate (5.253cm 6.037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13cm" svg:height="0.528cm" svg:x="7.656cm" svg:y="3.5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4cm" svg:height="0.528cm" svg:x="7.056cm" svg:y="4.9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7.026cm" svg:y="4.2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5.826cm" svg:y1="2.524cm" svg:x2="5.793cm" svg:y2="6.842cm">
          <text:p/>
        </draw:line>
        <draw:line draw:style-name="gr3" draw:text-style-name="P3" draw:layer="layout" svg:x1="5.572cm" svg:y1="6.842cm" svg:x2="13.7cm" svg:y2="6.842cm">
          <text:p/>
        </draw:line>
        <draw:frame draw:style-name="gr2" draw:text-style-name="P2" draw:layer="layout" svg:width="0.466cm" svg:height="0.47cm" svg:x="3.159cm" svg:y="3.7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0.569cm" svg:height="0.462cm" svg:x="11.223cm" svg:y="7.2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5" draw:text-style-name="P3" draw:layer="layout" svg:width="1.525cm" svg:height="1.274cm" draw:transform="rotate (1.69523830246209) translate (10.1608707429904cm 7.86587062690084cm)" svg:viewBox="0 0 1526 1275" svg:d="M136 0c-693 1449 1496 1339 1386 1197">
          <text:p/>
        </draw:path>
        <draw:line draw:style-name="gr6" draw:text-style-name="P3" draw:layer="layout" svg:x1="3.667cm" svg:y1="4.937cm" svg:x2="3.667cm" svg:y2="2.905cm">
          <text:p/>
        </draw:line>
        <draw:line draw:style-name="gr7" draw:text-style-name="P3" draw:layer="layout" svg:x1="8.177cm" svg:y1="4.891cm" svg:x2="8.177cm" svg:y2="3.748cm">
          <text:p/>
        </draw:line>
        <draw:path draw:style-name="gr8" draw:text-style-name="P3" draw:layer="layout" svg:width="1.401cm" svg:height="0.685cm" draw:transform="rotate (-0.519060919543114) translate (7.41614482784428cm 4.3887423472785cm)" svg:viewBox="0 0 1402 686" svg:d="M1402 686c-504-882-1402-662-1402-662">
          <text:p/>
        </draw:path>
        <draw:line draw:style-name="gr3" draw:text-style-name="P3" draw:layer="layout" svg:x1="3.54cm" svg:y1="4.937cm" svg:x2="8.747cm" svg:y2="4.905cm">
          <text:p/>
        </draw:line>
        <draw:path draw:style-name="gr5" draw:text-style-name="P3" draw:layer="layout" svg:width="1.559cm" svg:height="1.01cm" draw:transform="rotate (1.69523830246209) translate (5.20419842312326cm 7.44343878576531cm)" svg:viewBox="0 0 1560 1011" svg:d="M1560 822c-1291-1954-1560 189-1560 189">
          <text:p/>
        </draw:path>
        <draw:frame draw:style-name="gr4" draw:text-style-name="P2" draw:layer="layout" svg:width="0.564cm" svg:height="0.462cm" svg:x="4.602cm" svg:y="6.99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9" draw:text-style-name="P3" draw:layer="layout" svg:x1="5.776cm" svg:y1="6.82cm" svg:x2="6.969cm" svg:y2="8.112cm">
          <text:p/>
        </draw:line>
        <draw:line draw:style-name="gr9" draw:text-style-name="P3" draw:layer="layout" svg:x1="10.575cm" svg:y1="6.834cm" svg:x2="11.414cm" svg:y2="5.826cm">
          <text:p/>
        </draw:line>
        <draw:frame draw:style-name="gr2" draw:text-style-name="P2" draw:layer="layout" svg:width="0.546cm" svg:height="0.53cm" svg:x="6.656cm" svg:y="7.3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0" draw:text-style-name="P3" draw:layer="layout" svg:x1="8.166cm" svg:y1="4.931cm" svg:x2="8.701cm" svg:y2="3.775cm">
          <text:p/>
        </draw:line>
        <draw:frame draw:style-name="gr2" draw:text-style-name="P2" draw:layer="layout" svg:width="0.424cm" svg:height="0.47cm" svg:x="8.656cm" svg:y="3.8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3.286cm" svg:y1="2.905cm" svg:x2="11.287cm" svg:y2="2.905cm">
          <text:p/>
        </draw:line>
        <draw:line draw:style-name="gr11" draw:text-style-name="P3" draw:layer="layout" svg:x1="8.166cm" svg:y1="4.918cm" svg:x2="7.258cm" svg:y2="4.891cm">
          <text:p/>
        </draw:line>
        <draw:line draw:style-name="gr9" draw:text-style-name="P3" draw:layer="layout" svg:x1="5.847cm" svg:y1="2.905cm" svg:x2="4.556cm" svg:y2="4.048cm">
          <text:p/>
        </draw:line>
        <draw:frame draw:style-name="gr2" draw:text-style-name="P2" draw:layer="layout" svg:width="0.542cm" svg:height="0.53cm" svg:x="4.257cm" svg:y="3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3" draw:layer="layout" svg:x1="5.847cm" svg:y1="1.508cm" svg:x2="5.849cm" svg:y2="2.905cm">
          <text:p/>
        </draw:line>
        <draw:path draw:style-name="gr5" draw:text-style-name="P3" draw:layer="layout" svg:width="1.291cm" svg:height="0.948cm" draw:transform="rotate (1.69523830246209) translate (5.04451143553409cm 3.57843779220065cm)" svg:viewBox="0 0 1292 949" svg:d="M1292 949c-111-1166-1292-929-1292-929">
          <text:p/>
        </draw:path>
        <draw:frame draw:style-name="gr4" draw:text-style-name="P2" draw:layer="layout" svg:width="0.56cm" svg:height="0.462cm" svg:x="4.502cm" svg:y="2.1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3" draw:layer="layout" svg:x1="10.525cm" svg:y1="1.508cm" svg:x2="10.494cm" svg:y2="7.042cm">
          <text:p/>
        </draw:line>
        <draw:line draw:style-name="gr9" draw:text-style-name="P3" draw:layer="layout" svg:x1="10.554cm" svg:y1="2.9cm" svg:x2="9.382cm" svg:y2="1.635cm">
          <text:p/>
        </draw:line>
        <draw:frame draw:style-name="gr2" draw:text-style-name="P2" draw:layer="layout" svg:width="0.55cm" svg:height="0.53cm" svg:x="9.057cm" svg:y="1.75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path draw:style-name="gr5" draw:text-style-name="P3" draw:layer="layout" svg:width="0.342cm" svg:height="0.676cm" draw:transform="rotate (1.69523830246209) translate (9.89cm 2.143cm)" svg:viewBox="0 0 343 677" svg:d="M299 677c189-488-299-677-299-677">
          <text:p/>
        </draw:path>
        <draw:frame draw:style-name="gr4" draw:text-style-name="P2" draw:layer="layout" svg:width="0.569cm" svg:height="0.462cm" svg:x="9.702cm" svg:y="1.2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ath draw:style-name="gr12" draw:text-style-name="P3" draw:layer="layout" svg:width="1.455cm" svg:height="1.276cm" draw:transform="rotate (-2.64225395459422) translate (11.1316832967981cm 7.19227393763397cm)" svg:viewBox="0 0 1456 1277" svg:d="M0 1267c2382 142 1125-1267 1125-1267">
          <text:p/>
        </draw:path>
        <draw:frame draw:style-name="gr2" draw:text-style-name="P2" draw:layer="layout" svg:width="0.55cm" svg:height="0.53cm" svg:x="11.056cm" svg:y="5.35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25T21:05:25.211157114</dc:date>
    <meta:editing-duration>PT1H10M21S</meta:editing-duration>
    <meta:editing-cycles>13</meta:editing-cycles>
    <meta:generator>LibreOffice/6.0.7.3$Linux_X86_64 LibreOffice_project/00m0$Build-3</meta:generator>
    <meta:document-statistic meta:object-count="37"/>
  </office:meta>
</office:document-meta>
</file>

<file path=Object 1/content.xml><?xml version="1.0" encoding="utf-8"?>
<math xmlns="http://www.w3.org/1998/Math/MathML" display="block">
  <semantics>
    <msup>
      <mi>x</mi>
      <mi>B</mi>
    </msup>
    <annotation encoding="StarMath 5.0">x^B
</annotation>
  </semantics>
</math>
</file>

<file path=Object 10/content.xml><?xml version="1.0" encoding="utf-8"?>
<math xmlns="http://www.w3.org/1998/Math/MathML" display="block">
  <semantics>
    <msub>
      <mi>β</mi>
      <mn>1</mn>
    </msub>
    <annotation encoding="StarMath 5.0">%beta_1
</annotation>
  </semantics>
</math>
</file>

<file path=Object 11/content.xml><?xml version="1.0" encoding="utf-8"?>
<math xmlns="http://www.w3.org/1998/Math/MathML" display="block">
  <semantics>
    <msub>
      <mi>u</mi>
      <mn>0</mn>
    </msub>
    <annotation encoding="StarMath 5.0">u_0
</annotation>
  </semantics>
</math>
</file>

<file path=Object 12/content.xml><?xml version="1.0" encoding="utf-8"?>
<math xmlns="http://www.w3.org/1998/Math/MathML" display="block">
  <semantics>
    <msub>
      <mi>β</mi>
      <mn>0</mn>
    </msub>
    <annotation encoding="StarMath 5.0">%beta_0
</annotation>
  </semantics>
</math>
</file>

<file path=Object 13/content.xml><?xml version="1.0" encoding="utf-8"?>
<math xmlns="http://www.w3.org/1998/Math/MathML" display="block">
  <semantics>
    <msub>
      <mi>u</mi>
      <mn>3</mn>
    </msub>
    <annotation encoding="StarMath 5.0">u_3
</annotation>
  </semantics>
</math>
</file>

<file path=Object 2/content.xml><?xml version="1.0" encoding="utf-8"?>
<math xmlns="http://www.w3.org/1998/Math/MathML" display="block">
  <semantics>
    <msup>
      <mi>y</mi>
      <mi>B</mi>
    </msup>
    <annotation encoding="StarMath 5.0">y^B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sub>
      <mi>β</mi>
      <mn>3</mn>
    </msub>
    <annotation encoding="StarMath 5.0">%beta_3
</annotation>
  </semantics>
</math>
</file>

<file path=Object 6/content.xml><?xml version="1.0" encoding="utf-8"?>
<math xmlns="http://www.w3.org/1998/Math/MathML" display="block">
  <semantics>
    <mstyle mathvariant="bold">
      <mi>v</mi>
    </mstyle>
    <annotation encoding="StarMath 5.0">bold v </annotation>
  </semantics>
</math>
</file>

<file path=Object 7/content.xml><?xml version="1.0" encoding="utf-8"?>
<math xmlns="http://www.w3.org/1998/Math/MathML" display="block">
  <semantics>
    <msub>
      <mi>β</mi>
      <mn>2</mn>
    </msub>
    <annotation encoding="StarMath 5.0">%beta_2
</annotation>
  </semantics>
</math>
</file>

<file path=Object 8/content.xml><?xml version="1.0" encoding="utf-8"?>
<math xmlns="http://www.w3.org/1998/Math/MathML" display="block">
  <semantics>
    <msub>
      <mi>u</mi>
      <mn>2</mn>
    </msub>
    <annotation encoding="StarMath 5.0">u_2
</annotation>
  </semantics>
</math>
</file>

<file path=Object 9/content.xml><?xml version="1.0" encoding="utf-8"?>
<math xmlns="http://www.w3.org/1998/Math/MathML" display="block">
  <semantics>
    <msub>
      <mi>u</mi>
      <mn>1</mn>
    </msub>
    <annotation encoding="StarMath 5.0">u_1
</annotation>
  </semantics>
</math>
</file>